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entinelShield <text:s/></text:p>
      <text:p text:style-name="Preformatted_20_Text">## Advanced Intrusion Detection &amp; Web Protection System <text:s/></text:p>
      <text:p text:style-name="Preformatted_20_Text">### Practical Work Documentation</text:p>
      <text:p text:style-name="Preformatted_20_Text"/>
      <text:p text:style-name="Preformatted_20_Text">---</text:p>
      <text:p text:style-name="Preformatted_20_Text"/>
      <text:p text:style-name="Preformatted_20_Text">## 1. Introduction</text:p>
      <text:p text:style-name="Preformatted_20_Text">SentinelShield is a lightweight Intrusion Detection and Web Protection System</text:p>
      <text:p text:style-name="Preformatted_20_Text">implemented in a Kali Linux environment. The project simulates the behavior</text:p>
      <text:p text:style-name="Preformatted_20_Text">of a Web Application Firewall by inspecting HTTP requests, detecting malicious</text:p>
      <text:p text:style-name="Preformatted_20_Text">patterns, monitoring abusive traffic, and generating security logs.</text:p>
      <text:p text:style-name="Preformatted_20_Text"/>
      <text:p text:style-name="Preformatted_20_Text">---</text:p>
      <text:p text:style-name="Preformatted_20_Text"/>
      <text:p text:style-name="Preformatted_20_Text">## 2. Objectives</text:p>
      <text:p text:style-name="Preformatted_20_Text">- Understand HTTP request inspection</text:p>
      <text:p text:style-name="Preformatted_20_Text">- Detect common web attacks using signatures</text:p>
      <text:p text:style-name="Preformatted_20_Text">- Monitor abusive behavior using rate limiting</text:p>
      <text:p text:style-name="Preformatted_20_Text">- Analyze security logs</text:p>
      <text:p text:style-name="Preformatted_20_Text">- Generate SOC-style attack summaries</text:p>
      <text:p text:style-name="Preformatted_20_Text"/>
      <text:p text:style-name="Preformatted_20_Text">---</text:p>
      <text:p text:style-name="Preformatted_20_Text"/>
      <text:p text:style-name="Preformatted_20_Text">## 3. Environment Details</text:p>
      <text:p text:style-name="Preformatted_20_Text">- OS: Kali GNU/Linux Rolling 2025.4</text:p>
      <text:p text:style-name="Preformatted_20_Text">- Language: Python 3</text:p>
      <text:p text:style-name="Preformatted_20_Text">- Tools: Flask, curl</text:p>
      <text:p text:style-name="Preformatted_20_Text">- Platform: Virtual Lab (Localhost)</text:p>
      <text:p text:style-name="Preformatted_20_Text"/>
      <text:p text:style-name="Preformatted_20_Text">---</text:p>
      <text:p text:style-name="Preformatted_20_Text"/>
      <text:p text:style-name="Preformatted_20_Text">## 4. System Architecture</text:p>
      <text:p text:style-name="Preformatted_20_Text">Client requests are inspected by SentinelShield, analyzed using detection rules</text:p>
      <text:p text:style-name="Preformatted_20_Text">and behavior thresholds, logged, and summarized for analysis.</text:p>
      <text:p text:style-name="Preformatted_20_Text"/>
      <text:p text:style-name="Preformatted_20_Text">---</text:p>
      <text:p text:style-name="Preformatted_20_Text"/>
      <text:p text:style-name="Preformatted_20_Text">## 5. Detection Techniques</text:p>
      <text:p text:style-name="Preformatted_20_Text"/>
      <text:p text:style-name="Preformatted_20_Text">### 5.1 Signature-Based Detection</text:p>
      <text:p text:style-name="Preformatted_20_Text">- SQL Injection</text:p>
      <text:p text:style-name="Preformatted_20_Text">- Cross-Site Scripting (XSS)</text:p>
      <text:p text:style-name="Preformatted_20_Text">- Directory Traversal</text:p>
      <text:p text:style-name="Preformatted_20_Text"/>
      <text:p text:style-name="Preformatted_20_Text">### 5.2 Behavior-Based Detection</text:p>
      <text:p text:style-name="Preformatted_20_Text">- Rate limiting</text:p>
      <text:p text:style-name="Preformatted_20_Text">- Brute-force detection using request frequency</text:p>
      <text:p text:style-name="Preformatted_20_Text"/>
      <text:p text:style-name="Preformatted_20_Text">---</text:p>
      <text:p text:style-name="Preformatted_20_Text"/>
      <text:p text:style-name="Preformatted_20_Text">## 6. Practical Execution</text:p>
      <text:p text:style-name="Preformatted_20_Text">Normal and malicious HTTP requests were sent using curl.</text:p>
      <text:p text:style-name="Preformatted_20_Text">Malicious payloads were blocked and logged successfully.</text:p>
      <text:p text:style-name="Preformatted_20_Text"/>
      <text:p text:style-name="Preformatted_20_Text">---</text:p>
      <text:p text:style-name="Preformatted_20_Text"/>
      <text:p text:style-name="Preformatted_20_Text">## 7. Log Analysis</text:p>
      <text:p text:style-name="Preformatted_20_Text">Security logs recorded timestamps, IP addresses, attack categories,</text:p>
      <text:p text:style-name="Preformatted_20_Text">and actions taken. A Python script was used to generate attack summaries.</text:p>
      <text:p text:style-name="Preformatted_20_Text"><text:soft-page-break/></text:p>
      <text:p text:style-name="Preformatted_20_Text">---</text:p>
      <text:p text:style-name="Preformatted_20_Text"/>
      <text:p text:style-name="Preformatted_20_Text">## 8. Results</text:p>
      <text:p text:style-name="Preformatted_20_Text">The system successfully detected and blocked malicious requests while allowing</text:p>
      <text:p text:style-name="Preformatted_20_Text">legitimate traffic. Rate-limit abuse was also identified correctly.</text:p>
      <text:p text:style-name="Preformatted_20_Text"/>
      <text:p text:style-name="Preformatted_20_Text">---</text:p>
      <text:p text:style-name="Preformatted_20_Text"/>
      <text:p text:style-name="Preformatted_20_Text">## 9. Conclusion</text:p>
      <text:p text:style-name="Preformatted_20_Text">SentinelShield demonstrates core principles of intrusion detection,</text:p>
      <text:p text:style-name="Preformatted_20_Text">web application protection, and SOC-style analysis. This project</text:p>
      <text:p text:style-name="Preformatted_20_Text">provides practical exposure to real-world cybersecurity workflow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2" meta:paragraph-count="52" meta:word-count="263" meta:character-count="1834" meta:non-whitespace-character-count="1619"/>
    <meta:generator>LibreOffice/25.8.4.2$Linux_X86_64 LibreOffice_project/580$Build-2</meta:generator>
  </office:meta>
</office:document-meta>
</file>